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36.62mm"/>
    </style:style>
    <style:style style:name="co15" style:family="table-column">
      <style:table-column-properties fo:break-before="auto" style:column-width="36.3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fo:padding="0.71mm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ce2"/>
        <table:table-column table:style-name="co2" table:number-columns-repeated="1011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/>
          <table:table-cell table:style-name="ce12" table:formula="of:=ROUND(IF(8000&lt;[.L2]&lt;9500;[.I2]*0.3;IF([.L2]&gt;9500;[.I2]*0.4;0));1)" office:value-type="float" office:value="133.1" calcext:value-type="float">
            <text:p>133,10 <text:s text:c="4"/></text:p>
          </table:table-cell>
          <table:table-cell table:formula="of:=DAYS([.$C$97];[.F2])" office:value-type="float" office:value="11831" calcext:value-type="float">
            <text:p>11831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/>
          <table:table-cell table:style-name="ce12" table:formula="of:=ROUND(IF(8000&lt;[.L3]&lt;9500;[.I3]*0.3;IF([.L3]&gt;9500;[.I3]*0.4;0));1)" office:value-type="float" office:value="141.6" calcext:value-type="float">
            <text:p>141,60 <text:s text:c="4"/></text:p>
          </table:table-cell>
          <table:table-cell table:formula="of:=DAYS([.$C$97];[.F3])" office:value-type="float" office:value="12368" calcext:value-type="float">
            <text:p>12368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/>
          <table:table-cell table:style-name="ce12" table:formula="of:=ROUND(IF(8000&lt;[.L4]&lt;9500;[.I4]*0.3;IF([.L4]&gt;9500;[.I4]*0.4;0));1)" office:value-type="float" office:value="211.1" calcext:value-type="float">
            <text:p>211,10 <text:s text:c="4"/></text:p>
          </table:table-cell>
          <table:table-cell table:formula="of:=DAYS([.$C$97];[.F4])" office:value-type="float" office:value="10521" calcext:value-type="float">
            <text:p>10521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/>
          <table:table-cell table:style-name="ce12" table:formula="of:=ROUND(IF(8000&lt;[.L5]&lt;9500;[.I5]*0.3;IF([.L5]&gt;9500;[.I5]*0.4;0));1)" office:value-type="float" office:value="105" calcext:value-type="float">
            <text:p>105,00 <text:s text:c="4"/></text:p>
          </table:table-cell>
          <table:table-cell table:formula="of:=DAYS([.$C$97];[.F5])" office:value-type="float" office:value="11300" calcext:value-type="float">
            <text:p>11300</text:p>
          </table:table-cell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/>
          <table:table-cell table:style-name="ce12" table:formula="of:=ROUND(IF(8000&lt;[.L6]&lt;9500;[.I6]*0.3;IF([.L6]&gt;9500;[.I6]*0.4;0));1)" office:value-type="float" office:value="151.2" calcext:value-type="float">
            <text:p>151,20 <text:s text:c="4"/></text:p>
          </table:table-cell>
          <table:table-cell table:formula="of:=DAYS([.$C$97];[.F6])" office:value-type="float" office:value="13092" calcext:value-type="float">
            <text:p>13092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/>
          <table:table-cell table:style-name="ce12" table:formula="of:=ROUND(IF(8000&lt;[.L7]&lt;9500;[.I7]*0.3;IF([.L7]&gt;9500;[.I7]*0.4;0));1)" office:value-type="float" office:value="252" calcext:value-type="float">
            <text:p>252,00 <text:s text:c="4"/></text:p>
          </table:table-cell>
          <table:table-cell table:formula="of:=DAYS([.$C$97];[.F7])" office:value-type="float" office:value="11668" calcext:value-type="float">
            <text:p>11668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/>
          <table:table-cell table:style-name="ce12" table:formula="of:=ROUND(IF(8000&lt;[.L8]&lt;9500;[.I8]*0.3;IF([.L8]&gt;9500;[.I8]*0.4;0));1)" office:value-type="float" office:value="127.1" calcext:value-type="float">
            <text:p>127,10 <text:s text:c="4"/></text:p>
          </table:table-cell>
          <table:table-cell table:formula="of:=DAYS([.$C$97];[.F8])" office:value-type="float" office:value="11036" calcext:value-type="float">
            <text:p>11036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/>
          <table:table-cell table:style-name="ce12" table:formula="of:=ROUND(IF(8000&lt;[.L9]&lt;9500;[.I9]*0.3;IF([.L9]&gt;9500;[.I9]*0.4;0));1)" office:value-type="float" office:value="258" calcext:value-type="float">
            <text:p>258,00 <text:s text:c="4"/></text:p>
          </table:table-cell>
          <table:table-cell table:formula="of:=DAYS([.$C$97];[.F9])" office:value-type="float" office:value="13180" calcext:value-type="float">
            <text:p>13180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/>
          <table:table-cell table:style-name="ce12" table:formula="of:=ROUND(IF(8000&lt;[.L10]&lt;9500;[.I10]*0.3;IF([.L10]&gt;9500;[.I10]*0.4;0));1)" office:value-type="float" office:value="141.6" calcext:value-type="float">
            <text:p>141,60 <text:s text:c="4"/></text:p>
          </table:table-cell>
          <table:table-cell table:formula="of:=DAYS([.$C$97];[.F10])" office:value-type="float" office:value="10696" calcext:value-type="float">
            <text:p>10696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/>
          <table:table-cell table:style-name="ce12" table:formula="of:=ROUND(IF(8000&lt;[.L11]&lt;9500;[.I11]*0.3;IF([.L11]&gt;9500;[.I11]*0.4;0));1)" office:value-type="float" office:value="258" calcext:value-type="float">
            <text:p>258,00 <text:s text:c="4"/></text:p>
          </table:table-cell>
          <table:table-cell table:formula="of:=DAYS([.$C$97];[.F11])" office:value-type="float" office:value="10364" calcext:value-type="float">
            <text:p>10364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/>
          <table:table-cell table:style-name="ce12" table:formula="of:=ROUND(IF(8000&lt;[.L12]&lt;9500;[.I12]*0.3;IF([.L12]&gt;9500;[.I12]*0.4;0));1)" office:value-type="float" office:value="141.6" calcext:value-type="float">
            <text:p>141,60 <text:s text:c="4"/></text:p>
          </table:table-cell>
          <table:table-cell table:formula="of:=DAYS([.$C$97];[.F12])" office:value-type="float" office:value="12699" calcext:value-type="float">
            <text:p>12699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/>
          <table:table-cell table:style-name="ce12" table:formula="of:=ROUND(IF(8000&lt;[.L13]&lt;9500;[.I13]*0.3;IF([.L13]&gt;9500;[.I13]*0.4;0));1)" office:value-type="float" office:value="52.8" calcext:value-type="float">
            <text:p>52,80 <text:s text:c="4"/></text:p>
          </table:table-cell>
          <table:table-cell table:formula="of:=DAYS([.$C$97];[.F13])" office:value-type="float" office:value="10633" calcext:value-type="float">
            <text:p>10633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/>
          <table:table-cell table:style-name="ce12" table:formula="of:=ROUND(IF(8000&lt;[.L14]&lt;9500;[.I14]*0.3;IF([.L14]&gt;9500;[.I14]*0.4;0));1)" office:value-type="float" office:value="133.1" calcext:value-type="float">
            <text:p>133,10 <text:s text:c="4"/></text:p>
          </table:table-cell>
          <table:table-cell table:formula="of:=DAYS([.$C$97];[.F14])" office:value-type="float" office:value="12529" calcext:value-type="float">
            <text:p>12529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/>
          <table:table-cell table:style-name="ce12" table:formula="of:=ROUND(IF(8000&lt;[.L15]&lt;9500;[.I15]*0.3;IF([.L15]&gt;9500;[.I15]*0.4;0));1)" office:value-type="float" office:value="86.6" calcext:value-type="float">
            <text:p>86,60 <text:s text:c="4"/></text:p>
          </table:table-cell>
          <table:table-cell table:formula="of:=DAYS([.$C$97];[.F15])" office:value-type="float" office:value="11326" calcext:value-type="float">
            <text:p>11326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/>
          <table:table-cell table:style-name="ce12" table:formula="of:=ROUND(IF(8000&lt;[.L16]&lt;9500;[.I16]*0.3;IF([.L16]&gt;9500;[.I16]*0.4;0));1)" office:value-type="float" office:value="151.2" calcext:value-type="float">
            <text:p>151,20 <text:s text:c="4"/></text:p>
          </table:table-cell>
          <table:table-cell table:formula="of:=DAYS([.$C$97];[.F16])" office:value-type="float" office:value="11663" calcext:value-type="float">
            <text:p>11663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/>
          <table:table-cell table:style-name="ce12" table:formula="of:=ROUND(IF(8000&lt;[.L17]&lt;9500;[.I17]*0.3;IF([.L17]&gt;9500;[.I17]*0.4;0));1)" office:value-type="float" office:value="141.6" calcext:value-type="float">
            <text:p>141,60 <text:s text:c="4"/></text:p>
          </table:table-cell>
          <table:table-cell table:formula="of:=DAYS([.$C$97];[.F17])" office:value-type="float" office:value="11905" calcext:value-type="float">
            <text:p>11905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/>
          <table:table-cell table:style-name="ce12" table:formula="of:=ROUND(IF(8000&lt;[.L18]&lt;9500;[.I18]*0.3;IF([.L18]&gt;9500;[.I18]*0.4;0));1)" office:value-type="float" office:value="264" calcext:value-type="float">
            <text:p>264,00 <text:s text:c="4"/></text:p>
          </table:table-cell>
          <table:table-cell table:formula="of:=DAYS([.$C$97];[.F18])" office:value-type="float" office:value="12427" calcext:value-type="float">
            <text:p>1242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/>
          <table:table-cell table:style-name="ce12" table:formula="of:=ROUND(IF(8000&lt;[.L19]&lt;9500;[.I19]*0.3;IF([.L19]&gt;9500;[.I19]*0.4;0));1)" office:value-type="float" office:value="264" calcext:value-type="float">
            <text:p>264,00 <text:s text:c="4"/></text:p>
          </table:table-cell>
          <table:table-cell table:formula="of:=DAYS([.$C$97];[.F19])" office:value-type="float" office:value="11471" calcext:value-type="float">
            <text:p>11471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/>
          <table:table-cell table:style-name="ce12" table:formula="of:=ROUND(IF(8000&lt;[.L20]&lt;9500;[.I20]*0.3;IF([.L20]&gt;9500;[.I20]*0.4;0));1)" office:value-type="float" office:value="180" calcext:value-type="float">
            <text:p>180,00 <text:s text:c="4"/></text:p>
          </table:table-cell>
          <table:table-cell table:formula="of:=DAYS([.$C$97];[.F20])" office:value-type="float" office:value="11650" calcext:value-type="float">
            <text:p>11650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/>
          <table:table-cell table:style-name="ce12" table:formula="of:=ROUND(IF(8000&lt;[.L21]&lt;9500;[.I21]*0.3;IF([.L21]&gt;9500;[.I21]*0.4;0));1)" office:value-type="float" office:value="133.1" calcext:value-type="float">
            <text:p>133,10 <text:s text:c="4"/></text:p>
          </table:table-cell>
          <table:table-cell table:formula="of:=DAYS([.$C$97];[.F21])" office:value-type="float" office:value="11987" calcext:value-type="float">
            <text:p>1198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/>
          <table:table-cell table:style-name="ce12" table:formula="of:=ROUND(IF(8000&lt;[.L22]&lt;9500;[.I22]*0.3;IF([.L22]&gt;9500;[.I22]*0.4;0));1)" office:value-type="float" office:value="63.9" calcext:value-type="float">
            <text:p>63,90 <text:s text:c="4"/></text:p>
          </table:table-cell>
          <table:table-cell table:formula="of:=DAYS([.$C$97];[.F22])" office:value-type="float" office:value="12872" calcext:value-type="float">
            <text:p>12872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/>
          <table:table-cell table:style-name="ce12" table:formula="of:=ROUND(IF(8000&lt;[.L23]&lt;9500;[.I23]*0.3;IF([.L23]&gt;9500;[.I23]*0.4;0));1)" office:value-type="float" office:value="105" calcext:value-type="float">
            <text:p>105,00 <text:s text:c="4"/></text:p>
          </table:table-cell>
          <table:table-cell table:formula="of:=DAYS([.$C$97];[.F23])" office:value-type="float" office:value="12887" calcext:value-type="float">
            <text:p>1288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/>
          <table:table-cell table:style-name="ce12" table:formula="of:=ROUND(IF(8000&lt;[.L24]&lt;9500;[.I24]*0.3;IF([.L24]&gt;9500;[.I24]*0.4;0));1)" office:value-type="float" office:value="234" calcext:value-type="float">
            <text:p>234,00 <text:s text:c="4"/></text:p>
          </table:table-cell>
          <table:table-cell table:formula="of:=DAYS([.$C$97];[.F24])" office:value-type="float" office:value="13948" calcext:value-type="float">
            <text:p>13948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/>
          <table:table-cell table:style-name="ce12" table:formula="of:=ROUND(IF(8000&lt;[.L25]&lt;9500;[.I25]*0.3;IF([.L25]&gt;9500;[.I25]*0.4;0));1)" office:value-type="float" office:value="258" calcext:value-type="float">
            <text:p>258,00 <text:s text:c="4"/></text:p>
          </table:table-cell>
          <table:table-cell table:formula="of:=DAYS([.$C$97];[.F25])" office:value-type="float" office:value="12821" calcext:value-type="float">
            <text:p>12821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/>
          <table:table-cell table:style-name="ce12" table:formula="of:=ROUND(IF(8000&lt;[.L26]&lt;9500;[.I26]*0.3;IF([.L26]&gt;9500;[.I26]*0.4;0));1)" office:value-type="float" office:value="186" calcext:value-type="float">
            <text:p>186,00 <text:s text:c="4"/></text:p>
          </table:table-cell>
          <table:table-cell table:formula="of:=DAYS([.$C$97];[.F26])" office:value-type="float" office:value="10774" calcext:value-type="float">
            <text:p>10774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/>
          <table:table-cell table:style-name="ce12" table:formula="of:=ROUND(IF(8000&lt;[.L27]&lt;9500;[.I27]*0.3;IF([.L27]&gt;9500;[.I27]*0.4;0));1)" office:value-type="float" office:value="52.8" calcext:value-type="float">
            <text:p>52,80 <text:s text:c="4"/></text:p>
          </table:table-cell>
          <table:table-cell table:formula="of:=DAYS([.$C$97];[.F27])" office:value-type="float" office:value="10147" calcext:value-type="float">
            <text:p>1014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/>
          <table:table-cell table:style-name="ce12" table:formula="of:=ROUND(IF(8000&lt;[.L28]&lt;9500;[.I28]*0.3;IF([.L28]&gt;9500;[.I28]*0.4;0));1)" office:value-type="float" office:value="234" calcext:value-type="float">
            <text:p>234,00 <text:s text:c="4"/></text:p>
          </table:table-cell>
          <table:table-cell table:formula="of:=DAYS([.$C$97];[.F28])" office:value-type="float" office:value="12242" calcext:value-type="float">
            <text:p>12242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/>
          <table:table-cell table:style-name="ce12" table:formula="of:=ROUND(IF(8000&lt;[.L29]&lt;9500;[.I29]*0.3;IF([.L29]&gt;9500;[.I29]*0.4;0));1)" office:value-type="float" office:value="151.2" calcext:value-type="float">
            <text:p>151,20 <text:s text:c="4"/></text:p>
          </table:table-cell>
          <table:table-cell table:formula="of:=DAYS([.$C$97];[.F29])" office:value-type="float" office:value="13024" calcext:value-type="float">
            <text:p>13024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/>
          <table:table-cell table:style-name="ce12" table:formula="of:=ROUND(IF(8000&lt;[.L30]&lt;9500;[.I30]*0.3;IF([.L30]&gt;9500;[.I30]*0.4;0));1)" office:value-type="float" office:value="52.8" calcext:value-type="float">
            <text:p>52,80 <text:s text:c="4"/></text:p>
          </table:table-cell>
          <table:table-cell table:formula="of:=DAYS([.$C$97];[.F30])" office:value-type="float" office:value="12690" calcext:value-type="float">
            <text:p>12690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/>
          <table:table-cell table:style-name="ce12" table:formula="of:=ROUND(IF(8000&lt;[.L31]&lt;9500;[.I31]*0.3;IF([.L31]&gt;9500;[.I31]*0.4;0));1)" office:value-type="float" office:value="258" calcext:value-type="float">
            <text:p>258,00 <text:s text:c="4"/></text:p>
          </table:table-cell>
          <table:table-cell table:formula="of:=DAYS([.$C$97];[.F31])" office:value-type="float" office:value="12684" calcext:value-type="float">
            <text:p>12684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/>
          <table:table-cell table:style-name="ce12" table:formula="of:=ROUND(IF(8000&lt;[.L32]&lt;9500;[.I32]*0.3;IF([.L32]&gt;9500;[.I32]*0.4;0));1)" office:value-type="float" office:value="63.9" calcext:value-type="float">
            <text:p>63,90 <text:s text:c="4"/></text:p>
          </table:table-cell>
          <table:table-cell table:formula="of:=DAYS([.$C$97];[.F32])" office:value-type="float" office:value="10746" calcext:value-type="float">
            <text:p>10746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/>
          <table:table-cell table:style-name="ce12" table:formula="of:=ROUND(IF(8000&lt;[.L33]&lt;9500;[.I33]*0.3;IF([.L33]&gt;9500;[.I33]*0.4;0));1)" office:value-type="float" office:value="127.1" calcext:value-type="float">
            <text:p>127,10 <text:s text:c="4"/></text:p>
          </table:table-cell>
          <table:table-cell table:formula="of:=DAYS([.$C$97];[.F33])" office:value-type="float" office:value="10327" calcext:value-type="float">
            <text:p>1032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/>
          <table:table-cell table:style-name="ce12" table:formula="of:=ROUND(IF(8000&lt;[.L34]&lt;9500;[.I34]*0.3;IF([.L34]&gt;9500;[.I34]*0.4;0));1)" office:value-type="float" office:value="252" calcext:value-type="float">
            <text:p>252,00 <text:s text:c="4"/></text:p>
          </table:table-cell>
          <table:table-cell table:formula="of:=DAYS([.$C$97];[.F34])" office:value-type="float" office:value="10504" calcext:value-type="float">
            <text:p>10504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/>
          <table:table-cell table:style-name="ce12" table:formula="of:=ROUND(IF(8000&lt;[.L35]&lt;9500;[.I35]*0.3;IF([.L35]&gt;9500;[.I35]*0.4;0));1)" office:value-type="float" office:value="234" calcext:value-type="float">
            <text:p>234,00 <text:s text:c="4"/></text:p>
          </table:table-cell>
          <table:table-cell table:formula="of:=DAYS([.$C$97];[.F35])" office:value-type="float" office:value="11149" calcext:value-type="float">
            <text:p>11149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/>
          <table:table-cell table:style-name="ce12" table:formula="of:=ROUND(IF(8000&lt;[.L36]&lt;9500;[.I36]*0.3;IF([.L36]&gt;9500;[.I36]*0.4;0));1)" office:value-type="float" office:value="133.1" calcext:value-type="float">
            <text:p>133,10 <text:s text:c="4"/></text:p>
          </table:table-cell>
          <table:table-cell table:formula="of:=DAYS([.$C$97];[.F36])" office:value-type="float" office:value="11495" calcext:value-type="float">
            <text:p>11495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/>
          <table:table-cell table:style-name="ce12" table:formula="of:=ROUND(IF(8000&lt;[.L37]&lt;9500;[.I37]*0.3;IF([.L37]&gt;9500;[.I37]*0.4;0));1)" office:value-type="float" office:value="105" calcext:value-type="float">
            <text:p>105,00 <text:s text:c="4"/></text:p>
          </table:table-cell>
          <table:table-cell table:formula="of:=DAYS([.$C$97];[.F37])" office:value-type="float" office:value="12038" calcext:value-type="float">
            <text:p>12038</text:p>
          </table:table-cell>
          <table:table-cell table:number-columns-repeated="1012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/>
          <table:table-cell table:style-name="ce12" table:formula="of:=ROUND(IF(8000&lt;[.L38]&lt;9500;[.I38]*0.3;IF([.L38]&gt;9500;[.I38]*0.4;0));1)" office:value-type="float" office:value="57.5" calcext:value-type="float">
            <text:p>57,50 <text:s text:c="4"/></text:p>
          </table:table-cell>
          <table:table-cell table:formula="of:=DAYS([.$C$97];[.F38])" office:value-type="float" office:value="11572" calcext:value-type="float">
            <text:p>11572</text:p>
          </table:table-cell>
          <table:table-cell table:number-columns-repeated="1012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/>
          <table:table-cell table:style-name="ce12" table:formula="of:=ROUND(IF(8000&lt;[.L39]&lt;9500;[.I39]*0.3;IF([.L39]&gt;9500;[.I39]*0.4;0));1)" office:value-type="float" office:value="176.7" calcext:value-type="float">
            <text:p>176,70 <text:s text:c="4"/></text:p>
          </table:table-cell>
          <table:table-cell table:formula="of:=DAYS([.$C$97];[.F39])" office:value-type="float" office:value="13117" calcext:value-type="float">
            <text:p>13117</text:p>
          </table:table-cell>
          <table:table-cell table:number-columns-repeated="1012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/>
          <table:table-cell table:style-name="ce12" table:formula="of:=ROUND(IF(8000&lt;[.L40]&lt;9500;[.I40]*0.3;IF([.L40]&gt;9500;[.I40]*0.4;0));1)" office:value-type="float" office:value="264" calcext:value-type="float">
            <text:p>264,00 <text:s text:c="4"/></text:p>
          </table:table-cell>
          <table:table-cell table:formula="of:=DAYS([.$C$97];[.F40])" office:value-type="float" office:value="10866" calcext:value-type="float">
            <text:p>10866</text:p>
          </table:table-cell>
          <table:table-cell table:number-columns-repeated="1012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/>
          <table:table-cell table:style-name="ce12" table:formula="of:=ROUND(IF(8000&lt;[.L41]&lt;9500;[.I41]*0.3;IF([.L41]&gt;9500;[.I41]*0.4;0));1)" office:value-type="float" office:value="176.7" calcext:value-type="float">
            <text:p>176,70 <text:s text:c="4"/></text:p>
          </table:table-cell>
          <table:table-cell table:formula="of:=DAYS([.$C$97];[.F41])" office:value-type="float" office:value="11516" calcext:value-type="float">
            <text:p>11516</text:p>
          </table:table-cell>
          <table:table-cell table:number-columns-repeated="1012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/>
          <table:table-cell table:style-name="ce12" table:formula="of:=ROUND(IF(8000&lt;[.L42]&lt;9500;[.I42]*0.3;IF([.L42]&gt;9500;[.I42]*0.4;0));1)" office:value-type="float" office:value="98.6" calcext:value-type="float">
            <text:p>98,60 <text:s text:c="4"/></text:p>
          </table:table-cell>
          <table:table-cell table:formula="of:=DAYS([.$C$97];[.F42])" office:value-type="float" office:value="12050" calcext:value-type="float">
            <text:p>12050</text:p>
          </table:table-cell>
          <table:table-cell table:number-columns-repeated="1012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/>
          <table:table-cell table:style-name="ce12" table:formula="of:=ROUND(IF(8000&lt;[.L43]&lt;9500;[.I43]*0.3;IF([.L43]&gt;9500;[.I43]*0.4;0));1)" office:value-type="float" office:value="234" calcext:value-type="float">
            <text:p>234,00 <text:s text:c="4"/></text:p>
          </table:table-cell>
          <table:table-cell table:formula="of:=DAYS([.$C$97];[.F43])" office:value-type="float" office:value="13638" calcext:value-type="float">
            <text:p>13638</text:p>
          </table:table-cell>
          <table:table-cell table:number-columns-repeated="1012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/>
          <table:table-cell table:style-name="ce12" table:formula="of:=ROUND(IF(8000&lt;[.L44]&lt;9500;[.I44]*0.3;IF([.L44]&gt;9500;[.I44]*0.4;0));1)" office:value-type="float" office:value="252" calcext:value-type="float">
            <text:p>252,00 <text:s text:c="4"/></text:p>
          </table:table-cell>
          <table:table-cell table:formula="of:=DAYS([.$C$97];[.F44])" office:value-type="float" office:value="12107" calcext:value-type="float">
            <text:p>12107</text:p>
          </table:table-cell>
          <table:table-cell table:number-columns-repeated="1012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/>
          <table:table-cell table:style-name="ce12" table:formula="of:=ROUND(IF(8000&lt;[.L45]&lt;9500;[.I45]*0.3;IF([.L45]&gt;9500;[.I45]*0.4;0));1)" office:value-type="float" office:value="30.2" calcext:value-type="float">
            <text:p>30,20 <text:s text:c="4"/></text:p>
          </table:table-cell>
          <table:table-cell table:formula="of:=DAYS([.$C$97];[.F45])" office:value-type="float" office:value="11850" calcext:value-type="float">
            <text:p>11850</text:p>
          </table:table-cell>
          <table:table-cell table:number-columns-repeated="1012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/>
          <table:table-cell table:style-name="ce12" table:formula="of:=ROUND(IF(8000&lt;[.L46]&lt;9500;[.I46]*0.3;IF([.L46]&gt;9500;[.I46]*0.4;0));1)" office:value-type="float" office:value="264" calcext:value-type="float">
            <text:p>264,00 <text:s text:c="4"/></text:p>
          </table:table-cell>
          <table:table-cell table:formula="of:=DAYS([.$C$97];[.F46])" office:value-type="float" office:value="12638" calcext:value-type="float">
            <text:p>12638</text:p>
          </table:table-cell>
          <table:table-cell table:number-columns-repeated="1012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/>
          <table:table-cell table:style-name="ce12" table:formula="of:=ROUND(IF(8000&lt;[.L47]&lt;9500;[.I47]*0.3;IF([.L47]&gt;9500;[.I47]*0.4;0));1)" office:value-type="float" office:value="52.8" calcext:value-type="float">
            <text:p>52,80 <text:s text:c="4"/></text:p>
          </table:table-cell>
          <table:table-cell table:formula="of:=DAYS([.$C$97];[.F47])" office:value-type="float" office:value="11094" calcext:value-type="float">
            <text:p>11094</text:p>
          </table:table-cell>
          <table:table-cell table:number-columns-repeated="1012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/>
          <table:table-cell table:style-name="ce12" table:formula="of:=ROUND(IF(8000&lt;[.L48]&lt;9500;[.I48]*0.3;IF([.L48]&gt;9500;[.I48]*0.4;0));1)" office:value-type="float" office:value="63.9" calcext:value-type="float">
            <text:p>63,90 <text:s text:c="4"/></text:p>
          </table:table-cell>
          <table:table-cell table:formula="of:=DAYS([.$C$97];[.F48])" office:value-type="float" office:value="12093" calcext:value-type="float">
            <text:p>12093</text:p>
          </table:table-cell>
          <table:table-cell table:number-columns-repeated="1012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/>
          <table:table-cell table:style-name="ce12" table:formula="of:=ROUND(IF(8000&lt;[.L49]&lt;9500;[.I49]*0.3;IF([.L49]&gt;9500;[.I49]*0.4;0));1)" office:value-type="float" office:value="176.7" calcext:value-type="float">
            <text:p>176,70 <text:s text:c="4"/></text:p>
          </table:table-cell>
          <table:table-cell table:formula="of:=DAYS([.$C$97];[.F49])" office:value-type="float" office:value="11678" calcext:value-type="float">
            <text:p>11678</text:p>
          </table:table-cell>
          <table:table-cell table:number-columns-repeated="1012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/>
          <table:table-cell table:style-name="ce12" table:formula="of:=ROUND(IF(8000&lt;[.L50]&lt;9500;[.I50]*0.3;IF([.L50]&gt;9500;[.I50]*0.4;0));1)" office:value-type="float" office:value="133.1" calcext:value-type="float">
            <text:p>133,10 <text:s text:c="4"/></text:p>
          </table:table-cell>
          <table:table-cell table:formula="of:=DAYS([.$C$97];[.F50])" office:value-type="float" office:value="11487" calcext:value-type="float">
            <text:p>11487</text:p>
          </table:table-cell>
          <table:table-cell table:number-columns-repeated="1012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/>
          <table:table-cell table:style-name="ce12" table:formula="of:=ROUND(IF(8000&lt;[.L51]&lt;9500;[.I51]*0.3;IF([.L51]&gt;9500;[.I51]*0.4;0));1)" office:value-type="float" office:value="258" calcext:value-type="float">
            <text:p>258,00 <text:s text:c="4"/></text:p>
          </table:table-cell>
          <table:table-cell table:formula="of:=DAYS([.$C$97];[.F51])" office:value-type="float" office:value="11911" calcext:value-type="float">
            <text:p>11911</text:p>
          </table:table-cell>
          <table:table-cell table:number-columns-repeated="1012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/>
          <table:table-cell table:style-name="ce12" table:formula="of:=ROUND(IF(8000&lt;[.L52]&lt;9500;[.I52]*0.3;IF([.L52]&gt;9500;[.I52]*0.4;0));1)" office:value-type="float" office:value="176.7" calcext:value-type="float">
            <text:p>176,70 <text:s text:c="4"/></text:p>
          </table:table-cell>
          <table:table-cell table:formula="of:=DAYS([.$C$97];[.F52])" office:value-type="float" office:value="12817" calcext:value-type="float">
            <text:p>12817</text:p>
          </table:table-cell>
          <table:table-cell table:number-columns-repeated="1012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/>
          <table:table-cell table:style-name="ce12" table:formula="of:=ROUND(IF(8000&lt;[.L53]&lt;9500;[.I53]*0.3;IF([.L53]&gt;9500;[.I53]*0.4;0));1)" office:value-type="float" office:value="258" calcext:value-type="float">
            <text:p>258,00 <text:s text:c="4"/></text:p>
          </table:table-cell>
          <table:table-cell table:formula="of:=DAYS([.$C$97];[.F53])" office:value-type="float" office:value="11523" calcext:value-type="float">
            <text:p>11523</text:p>
          </table:table-cell>
          <table:table-cell table:number-columns-repeated="1012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/>
          <table:table-cell table:style-name="ce12" table:formula="of:=ROUND(IF(8000&lt;[.L54]&lt;9500;[.I54]*0.3;IF([.L54]&gt;9500;[.I54]*0.4;0));1)" office:value-type="float" office:value="252" calcext:value-type="float">
            <text:p>252,00 <text:s text:c="4"/></text:p>
          </table:table-cell>
          <table:table-cell table:formula="of:=DAYS([.$C$97];[.F54])" office:value-type="float" office:value="12174" calcext:value-type="float">
            <text:p>12174</text:p>
          </table:table-cell>
          <table:table-cell table:number-columns-repeated="1012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/>
          <table:table-cell table:style-name="ce12" table:formula="of:=ROUND(IF(8000&lt;[.L55]&lt;9500;[.I55]*0.3;IF([.L55]&gt;9500;[.I55]*0.4;0));1)" office:value-type="float" office:value="258" calcext:value-type="float">
            <text:p>258,00 <text:s text:c="4"/></text:p>
          </table:table-cell>
          <table:table-cell table:formula="of:=DAYS([.$C$97];[.F55])" office:value-type="float" office:value="11906" calcext:value-type="float">
            <text:p>11906</text:p>
          </table:table-cell>
          <table:table-cell table:number-columns-repeated="1012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/>
          <table:table-cell table:style-name="ce12" table:formula="of:=ROUND(IF(8000&lt;[.L56]&lt;9500;[.I56]*0.3;IF([.L56]&gt;9500;[.I56]*0.4;0));1)" office:value-type="float" office:value="63.9" calcext:value-type="float">
            <text:p>63,90 <text:s text:c="4"/></text:p>
          </table:table-cell>
          <table:table-cell table:formula="of:=DAYS([.$C$97];[.F56])" office:value-type="float" office:value="11300" calcext:value-type="float">
            <text:p>11300</text:p>
          </table:table-cell>
          <table:table-cell table:number-columns-repeated="1012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/>
          <table:table-cell table:style-name="ce12" table:formula="of:=ROUND(IF(8000&lt;[.L57]&lt;9500;[.I57]*0.3;IF([.L57]&gt;9500;[.I57]*0.4;0));1)" office:value-type="float" office:value="258" calcext:value-type="float">
            <text:p>258,00 <text:s text:c="4"/></text:p>
          </table:table-cell>
          <table:table-cell table:formula="of:=DAYS([.$C$97];[.F57])" office:value-type="float" office:value="10340" calcext:value-type="float">
            <text:p>10340</text:p>
          </table:table-cell>
          <table:table-cell table:number-columns-repeated="1012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/>
          <table:table-cell table:style-name="ce12" table:formula="of:=ROUND(IF(8000&lt;[.L58]&lt;9500;[.I58]*0.3;IF([.L58]&gt;9500;[.I58]*0.4;0));1)" office:value-type="float" office:value="176.7" calcext:value-type="float">
            <text:p>176,70 <text:s text:c="4"/></text:p>
          </table:table-cell>
          <table:table-cell table:formula="of:=DAYS([.$C$97];[.F58])" office:value-type="float" office:value="13789" calcext:value-type="float">
            <text:p>13789</text:p>
          </table:table-cell>
          <table:table-cell table:number-columns-repeated="1012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/>
          <table:table-cell table:style-name="ce12" table:formula="of:=ROUND(IF(8000&lt;[.L59]&lt;9500;[.I59]*0.3;IF([.L59]&gt;9500;[.I59]*0.4;0));1)" office:value-type="float" office:value="151.2" calcext:value-type="float">
            <text:p>151,20 <text:s text:c="4"/></text:p>
          </table:table-cell>
          <table:table-cell table:formula="of:=DAYS([.$C$97];[.F59])" office:value-type="float" office:value="10766" calcext:value-type="float">
            <text:p>10766</text:p>
          </table:table-cell>
          <table:table-cell table:number-columns-repeated="1012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/>
          <table:table-cell table:style-name="ce12" table:formula="of:=ROUND(IF(8000&lt;[.L60]&lt;9500;[.I60]*0.3;IF([.L60]&gt;9500;[.I60]*0.4;0));1)" office:value-type="float" office:value="211.1" calcext:value-type="float">
            <text:p>211,10 <text:s text:c="4"/></text:p>
          </table:table-cell>
          <table:table-cell table:formula="of:=DAYS([.$C$97];[.F60])" office:value-type="float" office:value="11812" calcext:value-type="float">
            <text:p>11812</text:p>
          </table:table-cell>
          <table:table-cell table:number-columns-repeated="1012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/>
          <table:table-cell table:style-name="ce12" table:formula="of:=ROUND(IF(8000&lt;[.L61]&lt;9500;[.I61]*0.3;IF([.L61]&gt;9500;[.I61]*0.4;0));1)" office:value-type="float" office:value="105" calcext:value-type="float">
            <text:p>105,00 <text:s text:c="4"/></text:p>
          </table:table-cell>
          <table:table-cell table:formula="of:=DAYS([.$C$97];[.F61])" office:value-type="float" office:value="12021" calcext:value-type="float">
            <text:p>12021</text:p>
          </table:table-cell>
          <table:table-cell table:number-columns-repeated="1012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/>
          <table:table-cell table:style-name="ce12" table:formula="of:=ROUND(IF(8000&lt;[.L62]&lt;9500;[.I62]*0.3;IF([.L62]&gt;9500;[.I62]*0.4;0));1)" office:value-type="float" office:value="63.9" calcext:value-type="float">
            <text:p>63,90 <text:s text:c="4"/></text:p>
          </table:table-cell>
          <table:table-cell table:formula="of:=DAYS([.$C$97];[.F62])" office:value-type="float" office:value="11675" calcext:value-type="float">
            <text:p>11675</text:p>
          </table:table-cell>
          <table:table-cell table:number-columns-repeated="1012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/>
          <table:table-cell table:style-name="ce12" table:formula="of:=ROUND(IF(8000&lt;[.L63]&lt;9500;[.I63]*0.3;IF([.L63]&gt;9500;[.I63]*0.4;0));1)" office:value-type="float" office:value="30.2" calcext:value-type="float">
            <text:p>30,20 <text:s text:c="4"/></text:p>
          </table:table-cell>
          <table:table-cell table:formula="of:=DAYS([.$C$97];[.F63])" office:value-type="float" office:value="10976" calcext:value-type="float">
            <text:p>10976</text:p>
          </table:table-cell>
          <table:table-cell table:number-columns-repeated="1012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/>
          <table:table-cell table:style-name="ce12" table:formula="of:=ROUND(IF(8000&lt;[.L64]&lt;9500;[.I64]*0.3;IF([.L64]&gt;9500;[.I64]*0.4;0));1)" office:value-type="float" office:value="186" calcext:value-type="float">
            <text:p>186,00 <text:s text:c="4"/></text:p>
          </table:table-cell>
          <table:table-cell table:formula="of:=DAYS([.$C$97];[.F64])" office:value-type="float" office:value="13462" calcext:value-type="float">
            <text:p>13462</text:p>
          </table:table-cell>
          <table:table-cell table:number-columns-repeated="1012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/>
          <table:table-cell table:style-name="ce12" table:formula="of:=ROUND(IF(8000&lt;[.L65]&lt;9500;[.I65]*0.3;IF([.L65]&gt;9500;[.I65]*0.4;0));1)" office:value-type="float" office:value="127.1" calcext:value-type="float">
            <text:p>127,10 <text:s text:c="4"/></text:p>
          </table:table-cell>
          <table:table-cell table:formula="of:=DAYS([.$C$97];[.F65])" office:value-type="float" office:value="11131" calcext:value-type="float">
            <text:p>11131</text:p>
          </table:table-cell>
          <table:table-cell table:number-columns-repeated="1012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/>
          <table:table-cell table:style-name="ce12" table:formula="of:=ROUND(IF(8000&lt;[.L66]&lt;9500;[.I66]*0.3;IF([.L66]&gt;9500;[.I66]*0.4;0));1)" office:value-type="float" office:value="252" calcext:value-type="float">
            <text:p>252,00 <text:s text:c="4"/></text:p>
          </table:table-cell>
          <table:table-cell table:formula="of:=DAYS([.$C$97];[.F66])" office:value-type="float" office:value="12157" calcext:value-type="float">
            <text:p>12157</text:p>
          </table:table-cell>
          <table:table-cell table:number-columns-repeated="1012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/>
          <table:table-cell table:style-name="ce12" table:formula="of:=ROUND(IF(8000&lt;[.L67]&lt;9500;[.I67]*0.3;IF([.L67]&gt;9500;[.I67]*0.4;0));1)" office:value-type="float" office:value="141.6" calcext:value-type="float">
            <text:p>141,60 <text:s text:c="4"/></text:p>
          </table:table-cell>
          <table:table-cell table:formula="of:=DAYS([.$C$97];[.F67])" office:value-type="float" office:value="12833" calcext:value-type="float">
            <text:p>12833</text:p>
          </table:table-cell>
          <table:table-cell table:number-columns-repeated="1012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/>
          <table:table-cell table:style-name="ce12" table:formula="of:=ROUND(IF(8000&lt;[.L68]&lt;9500;[.I68]*0.3;IF([.L68]&gt;9500;[.I68]*0.4;0));1)" office:value-type="float" office:value="57.5" calcext:value-type="float">
            <text:p>57,50 <text:s text:c="4"/></text:p>
          </table:table-cell>
          <table:table-cell table:formula="of:=DAYS([.$C$97];[.F68])" office:value-type="float" office:value="11483" calcext:value-type="float">
            <text:p>11483</text:p>
          </table:table-cell>
          <table:table-cell table:number-columns-repeated="1012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/>
          <table:table-cell table:style-name="ce12" table:formula="of:=ROUND(IF(8000&lt;[.L69]&lt;9500;[.I69]*0.3;IF([.L69]&gt;9500;[.I69]*0.4;0));1)" office:value-type="float" office:value="186" calcext:value-type="float">
            <text:p>186,00 <text:s text:c="4"/></text:p>
          </table:table-cell>
          <table:table-cell table:formula="of:=DAYS([.$C$97];[.F69])" office:value-type="float" office:value="10806" calcext:value-type="float">
            <text:p>10806</text:p>
          </table:table-cell>
          <table:table-cell table:number-columns-repeated="1012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/>
          <table:table-cell table:style-name="ce12" table:formula="of:=ROUND(IF(8000&lt;[.L70]&lt;9500;[.I70]*0.3;IF([.L70]&gt;9500;[.I70]*0.4;0));1)" office:value-type="float" office:value="127.1" calcext:value-type="float">
            <text:p>127,10 <text:s text:c="4"/></text:p>
          </table:table-cell>
          <table:table-cell table:formula="of:=DAYS([.$C$97];[.F70])" office:value-type="float" office:value="10290" calcext:value-type="float">
            <text:p>10290</text:p>
          </table:table-cell>
          <table:table-cell table:number-columns-repeated="1012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/>
          <table:table-cell table:style-name="ce12" table:formula="of:=ROUND(IF(8000&lt;[.L71]&lt;9500;[.I71]*0.3;IF([.L71]&gt;9500;[.I71]*0.4;0));1)" office:value-type="float" office:value="302.4" calcext:value-type="float">
            <text:p>302,40 <text:s text:c="4"/></text:p>
          </table:table-cell>
          <table:table-cell table:formula="of:=DAYS([.$C$97];[.F71])" office:value-type="float" office:value="10762" calcext:value-type="float">
            <text:p>10762</text:p>
          </table:table-cell>
          <table:table-cell table:number-columns-repeated="1012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/>
          <table:table-cell table:style-name="ce12" table:formula="of:=ROUND(IF(8000&lt;[.L72]&lt;9500;[.I72]*0.3;IF([.L72]&gt;9500;[.I72]*0.4;0));1)" office:value-type="float" office:value="117.7" calcext:value-type="float">
            <text:p>117,70 <text:s text:c="4"/></text:p>
          </table:table-cell>
          <table:table-cell table:formula="of:=DAYS([.$C$97];[.F72])" office:value-type="float" office:value="10209" calcext:value-type="float">
            <text:p>10209</text:p>
          </table:table-cell>
          <table:table-cell table:number-columns-repeated="1012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/>
          <table:table-cell table:style-name="ce12" table:formula="of:=ROUND(IF(8000&lt;[.L73]&lt;9500;[.I73]*0.3;IF([.L73]&gt;9500;[.I73]*0.4;0));1)" office:value-type="float" office:value="78" calcext:value-type="float">
            <text:p>78,00 <text:s text:c="4"/></text:p>
          </table:table-cell>
          <table:table-cell table:formula="of:=DAYS([.$C$97];[.F73])" office:value-type="float" office:value="11912" calcext:value-type="float">
            <text:p>11912</text:p>
          </table:table-cell>
          <table:table-cell table:number-columns-repeated="1012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/>
          <table:table-cell table:style-name="ce12" table:formula="of:=ROUND(IF(8000&lt;[.L74]&lt;9500;[.I74]*0.3;IF([.L74]&gt;9500;[.I74]*0.4;0));1)" office:value-type="float" office:value="86.6" calcext:value-type="float">
            <text:p>86,60 <text:s text:c="4"/></text:p>
          </table:table-cell>
          <table:table-cell table:formula="of:=DAYS([.$C$97];[.F74])" office:value-type="float" office:value="12875" calcext:value-type="float">
            <text:p>12875</text:p>
          </table:table-cell>
          <table:table-cell table:number-columns-repeated="1012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/>
          <table:table-cell table:style-name="ce12" table:formula="of:=ROUND(IF(8000&lt;[.L75]&lt;9500;[.I75]*0.3;IF([.L75]&gt;9500;[.I75]*0.4;0));1)" office:value-type="float" office:value="145.2" calcext:value-type="float">
            <text:p>145,20 <text:s text:c="4"/></text:p>
          </table:table-cell>
          <table:table-cell table:formula="of:=DAYS([.$C$97];[.F75])" office:value-type="float" office:value="13602" calcext:value-type="float">
            <text:p>13602</text:p>
          </table:table-cell>
          <table:table-cell table:number-columns-repeated="1012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/>
          <table:table-cell table:style-name="ce12" table:formula="of:=ROUND(IF(8000&lt;[.L76]&lt;9500;[.I76]*0.3;IF([.L76]&gt;9500;[.I76]*0.4;0));1)" office:value-type="float" office:value="148.2" calcext:value-type="float">
            <text:p>148,20 <text:s text:c="4"/></text:p>
          </table:table-cell>
          <table:table-cell table:formula="of:=DAYS([.$C$97];[.F76])" office:value-type="float" office:value="12690" calcext:value-type="float">
            <text:p>12690</text:p>
          </table:table-cell>
          <table:table-cell table:number-columns-repeated="1012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/>
          <table:table-cell table:style-name="ce12" table:formula="of:=ROUND(IF(8000&lt;[.L77]&lt;9500;[.I77]*0.3;IF([.L77]&gt;9500;[.I77]*0.4;0));1)" office:value-type="float" office:value="78" calcext:value-type="float">
            <text:p>78,00 <text:s text:c="4"/></text:p>
          </table:table-cell>
          <table:table-cell table:formula="of:=DAYS([.$C$97];[.F77])" office:value-type="float" office:value="10793" calcext:value-type="float">
            <text:p>10793</text:p>
          </table:table-cell>
          <table:table-cell table:number-columns-repeated="1012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/>
          <table:table-cell table:style-name="ce12" table:formula="of:=ROUND(IF(8000&lt;[.L78]&lt;9500;[.I78]*0.3;IF([.L78]&gt;9500;[.I78]*0.4;0));1)" office:value-type="float" office:value="234" calcext:value-type="float">
            <text:p>234,00 <text:s text:c="4"/></text:p>
          </table:table-cell>
          <table:table-cell table:formula="of:=DAYS([.$C$97];[.F78])" office:value-type="float" office:value="11842" calcext:value-type="float">
            <text:p>11842</text:p>
          </table:table-cell>
          <table:table-cell table:number-columns-repeated="1012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/>
          <table:table-cell table:style-name="ce12" table:formula="of:=ROUND(IF(8000&lt;[.L79]&lt;9500;[.I79]*0.3;IF([.L79]&gt;9500;[.I79]*0.4;0));1)" office:value-type="float" office:value="264" calcext:value-type="float">
            <text:p>264,00 <text:s text:c="4"/></text:p>
          </table:table-cell>
          <table:table-cell table:formula="of:=DAYS([.$C$97];[.F79])" office:value-type="float" office:value="10300" calcext:value-type="float">
            <text:p>10300</text:p>
          </table:table-cell>
          <table:table-cell table:number-columns-repeated="1012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/>
          <table:table-cell table:style-name="ce12" table:formula="of:=ROUND(IF(8000&lt;[.L80]&lt;9500;[.I80]*0.3;IF([.L80]&gt;9500;[.I80]*0.4;0));1)" office:value-type="float" office:value="180" calcext:value-type="float">
            <text:p>180,00 <text:s text:c="4"/></text:p>
          </table:table-cell>
          <table:table-cell table:formula="of:=DAYS([.$C$97];[.F80])" office:value-type="float" office:value="12350" calcext:value-type="float">
            <text:p>12350</text:p>
          </table:table-cell>
          <table:table-cell table:number-columns-repeated="1012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/>
          <table:table-cell table:style-name="ce12" table:formula="of:=ROUND(IF(8000&lt;[.L81]&lt;9500;[.I81]*0.3;IF([.L81]&gt;9500;[.I81]*0.4;0));1)" office:value-type="float" office:value="78" calcext:value-type="float">
            <text:p>78,00 <text:s text:c="4"/></text:p>
          </table:table-cell>
          <table:table-cell table:formula="of:=DAYS([.$C$97];[.F81])" office:value-type="float" office:value="12585" calcext:value-type="float">
            <text:p>12585</text:p>
          </table:table-cell>
          <table:table-cell table:number-columns-repeated="1012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/>
          <table:table-cell table:style-name="ce12" table:formula="of:=ROUND(IF(8000&lt;[.L82]&lt;9500;[.I82]*0.3;IF([.L82]&gt;9500;[.I82]*0.4;0));1)" office:value-type="float" office:value="186" calcext:value-type="float">
            <text:p>186,00 <text:s text:c="4"/></text:p>
          </table:table-cell>
          <table:table-cell table:formula="of:=DAYS([.$C$97];[.F82])" office:value-type="float" office:value="12613" calcext:value-type="float">
            <text:p>12613</text:p>
          </table:table-cell>
          <table:table-cell table:number-columns-repeated="1012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/>
          <table:table-cell table:style-name="ce12" table:formula="of:=ROUND(IF(8000&lt;[.L83]&lt;9500;[.I83]*0.3;IF([.L83]&gt;9500;[.I83]*0.4;0));1)" office:value-type="float" office:value="132.8" calcext:value-type="float">
            <text:p>132,80 <text:s text:c="4"/></text:p>
          </table:table-cell>
          <table:table-cell table:formula="of:=DAYS([.$C$97];[.F83])"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/>
          <table:table-cell table:style-name="ce12" table:formula="of:=ROUND(IF(8000&lt;[.L84]&lt;9500;[.I84]*0.3;IF([.L84]&gt;9500;[.I84]*0.4;0));1)" office:value-type="float" office:value="58.6" calcext:value-type="float">
            <text:p>58,60 <text:s text:c="4"/></text:p>
          </table:table-cell>
          <table:table-cell table:formula="of:=DAYS([.$C$97];[.F84])" office:value-type="float" office:value="13953" calcext:value-type="float">
            <text:p>13953</text:p>
          </table:table-cell>
          <table:table-cell table:number-columns-repeated="1012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/>
          <table:table-cell table:style-name="ce12" table:formula="of:=ROUND(IF(8000&lt;[.L85]&lt;9500;[.I85]*0.3;IF([.L85]&gt;9500;[.I85]*0.4;0));1)" office:value-type="float" office:value="84" calcext:value-type="float">
            <text:p>84,00 <text:s text:c="4"/></text:p>
          </table:table-cell>
          <table:table-cell table:formula="of:=DAYS([.$C$97];[.F85])"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/>
          <table:table-cell table:style-name="ce12" table:formula="of:=ROUND(IF(8000&lt;[.L86]&lt;9500;[.I86]*0.3;IF([.L86]&gt;9500;[.I86]*0.4;0));1)" office:value-type="float" office:value="195.3" calcext:value-type="float">
            <text:p>195,30 <text:s text:c="4"/></text:p>
          </table:table-cell>
          <table:table-cell table:formula="of:=DAYS([.$C$97];[.F86])" office:value-type="float" office:value="10605" calcext:value-type="float">
            <text:p>10605</text:p>
          </table:table-cell>
          <table:table-cell table:number-columns-repeated="1012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/>
          <table:table-cell table:style-name="ce12" table:formula="of:=ROUND(IF(8000&lt;[.L87]&lt;9500;[.I87]*0.3;IF([.L87]&gt;9500;[.I87]*0.4;0));1)" office:value-type="float" office:value="180" calcext:value-type="float">
            <text:p>180,00 <text:s text:c="4"/></text:p>
          </table:table-cell>
          <table:table-cell table:formula="of:=DAYS([.$C$97];[.F87])" office:value-type="float" office:value="11911" calcext:value-type="float">
            <text:p>11911</text:p>
          </table:table-cell>
          <table:table-cell table:number-columns-repeated="1012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/>
          <table:table-cell table:style-name="ce12" table:formula="of:=ROUND(IF(8000&lt;[.L88]&lt;9500;[.I88]*0.3;IF([.L88]&gt;9500;[.I88]*0.4;0));1)" office:value-type="float" office:value="132.3" calcext:value-type="float">
            <text:p>132,30 <text:s text:c="4"/></text:p>
          </table:table-cell>
          <table:table-cell table:formula="of:=DAYS([.$C$97];[.F88])" office:value-type="float" office:value="10782" calcext:value-type="float">
            <text:p>10782</text:p>
          </table:table-cell>
          <table:table-cell table:number-columns-repeated="1012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/>
          <table:table-cell table:style-name="ce12" table:formula="of:=ROUND(IF(8000&lt;[.L89]&lt;9500;[.I89]*0.3;IF([.L89]&gt;9500;[.I89]*0.4;0));1)" office:value-type="float" office:value="78" calcext:value-type="float">
            <text:p>78,00 <text:s text:c="4"/></text:p>
          </table:table-cell>
          <table:table-cell table:formula="of:=DAYS([.$C$97];[.F89])" office:value-type="float" office:value="14637" calcext:value-type="float">
            <text:p>14637</text:p>
          </table:table-cell>
          <table:table-cell table:number-columns-repeated="1012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/>
          <table:table-cell table:style-name="ce12" table:formula="of:=ROUND(IF(8000&lt;[.L90]&lt;9500;[.I90]*0.3;IF([.L90]&gt;9500;[.I90]*0.4;0));1)" office:value-type="float" office:value="78" calcext:value-type="float">
            <text:p>78,00 <text:s text:c="4"/></text:p>
          </table:table-cell>
          <table:table-cell table:formula="of:=DAYS([.$C$97];[.F90])" office:value-type="float" office:value="11642" calcext:value-type="float">
            <text:p>11642</text:p>
          </table:table-cell>
          <table:table-cell table:number-columns-repeated="1012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/>
          <table:table-cell table:style-name="ce12" table:formula="of:=ROUND(IF(8000&lt;[.L91]&lt;9500;[.I91]*0.3;IF([.L91]&gt;9500;[.I91]*0.4;0));1)" office:value-type="float" office:value="25.6" calcext:value-type="float">
            <text:p>25,60 <text:s text:c="4"/></text:p>
          </table:table-cell>
          <table:table-cell table:formula="of:=DAYS([.$C$97];[.F91])" office:value-type="float" office:value="11763" calcext:value-type="float">
            <text:p>11763</text:p>
          </table:table-cell>
          <table:table-cell table:number-columns-repeated="1012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/>
          <table:table-cell table:style-name="ce12" table:formula="of:=ROUND(IF(8000&lt;[.L92]&lt;9500;[.I92]*0.3;IF([.L92]&gt;9500;[.I92]*0.4;0));1)" office:value-type="float" office:value="201" calcext:value-type="float">
            <text:p>201,00 <text:s text:c="4"/></text:p>
          </table:table-cell>
          <table:table-cell table:formula="of:=DAYS([.$C$97];[.F92])" office:value-type="float" office:value="11466" calcext:value-type="float">
            <text:p>11466</text:p>
          </table:table-cell>
          <table:table-cell table:number-columns-repeated="1012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/>
          <table:table-cell table:style-name="ce12" table:formula="of:=ROUND(IF(8000&lt;[.L93]&lt;9500;[.I93]*0.3;IF([.L93]&gt;9500;[.I93]*0.4;0));1)" office:value-type="float" office:value="86.6" calcext:value-type="float">
            <text:p>86,60 <text:s text:c="4"/></text:p>
          </table:table-cell>
          <table:table-cell table:formula="of:=DAYS([.$C$97];[.F93])" office:value-type="float" office:value="12953" calcext:value-type="float">
            <text:p>12953</text:p>
          </table:table-cell>
          <table:table-cell table:number-columns-repeated="1012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/>
          <table:table-cell table:style-name="ce12" table:formula="of:=ROUND(IF(8000&lt;[.L94]&lt;9500;[.I94]*0.3;IF([.L94]&gt;9500;[.I94]*0.4;0));1)" office:value-type="float" office:value="145.2" calcext:value-type="float">
            <text:p>145,20 <text:s text:c="4"/></text:p>
          </table:table-cell>
          <table:table-cell table:formula="of:=DAYS([.$C$97];[.F94])" office:value-type="float" office:value="10265" calcext:value-type="float">
            <text:p>10265</text:p>
          </table:table-cell>
          <table:table-cell table:number-columns-repeated="1012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/>
          <table:table-cell table:style-name="ce12" table:formula="of:=ROUND(IF(8000&lt;[.L95]&lt;9500;[.I95]*0.3;IF([.L95]&gt;9500;[.I95]*0.4;0));1)" office:value-type="float" office:value="30.2" calcext:value-type="float">
            <text:p>30,20 <text:s text:c="4"/></text:p>
          </table:table-cell>
          <table:table-cell table:formula="of:=DAYS([.$C$97];[.F95])" office:value-type="float" office:value="10484" calcext:value-type="float">
            <text:p>1048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4" office:value-type="date" office:date-value="2019-05-16" calcext:value-type="date">
            <text:p>16.05.2019</text:p>
          </table:table-cell>
          <table:table-cell table:number-columns-repeated="102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21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/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/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26"/>
          <table:table-cell table:style-name="ce25"/>
          <table:table-cell table:style-name="ce28"/>
          <table:table-cell table:number-columns-repeated="1020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26"/>
          <table:table-cell table:style-name="ce25"/>
          <table:table-cell table:style-name="ce28"/>
          <table:table-cell table:number-columns-repeated="1020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number-columns-repeated="2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number-columns-repeated="2"/>
          <table:table-cell table:style-name="ce27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I9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08:59:32.7332896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16T09:39:06.571261502</dc:date>
    <meta:editing-cycles>4</meta:editing-cycles>
    <meta:editing-duration>PT10M36S</meta:editing-duration>
    <meta:generator>LibreOffice/6.0.7.3$Linux_X86_64 LibreOffice_project/00m0$Build-3</meta:generator>
    <meta:document-statistic meta:table-count="3" meta:cell-count="1060" meta:object-count="0"/>
  </office:meta>
</office:document-meta>
</file>